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3E5130000521A00007424607246D882C8D43C.svg" manifest:media-type="image/svg+xml"/>
  <manifest:file-entry manifest:full-path="Pictures/100002010000025200000349EAEE13F5A0A7CB6B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FreeMono" svg:font-family="FreeMono" style:font-adornments="Regular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>
      <style:paragraph-properties fo:text-align="start"/>
      <style:text-properties style:text-line-through-style="none" style:text-line-through-type="none" style:font-name="FreeMono" fo:font-size="12pt" fo:font-style="normal" style:text-underline-style="none" fo:font-weight="normal"/>
    </style:style>
    <style:style style:name="P2" style:family="paragraph">
      <style:paragraph-properties fo:text-align="start"/>
      <style:text-properties style:text-line-through-style="none" style:text-line-through-type="none" style:font-name="FreeMono" fo:font-size="11pt" fo:font-style="normal" style:text-underline-style="none" fo:font-weight="normal"/>
    </style:style>
    <style:style style:name="P3" style:family="paragraph">
      <style:paragraph-properties fo:text-align="center"/>
      <style:text-properties style:text-line-through-style="none" style:text-line-through-type="none" style:font-name="FreeMono" fo:font-size="8pt" fo:font-style="normal" style:text-underline-style="none" fo:font-weight="normal"/>
    </style:style>
    <style:style style:name="P4" style:family="paragraph">
      <style:text-properties style:font-name="Liberation Sans" fo:font-size="10pt" style:font-size-asian="10pt" style:font-size-complex="10pt"/>
    </style:style>
    <style:style style:name="P5" style:family="paragraph">
      <style:paragraph-properties fo:text-align="justify"/>
      <style:text-properties style:font-name="Liberation Sans" fo:font-size="10pt" style:font-size-asian="10pt" style:font-size-complex="10pt"/>
    </style:style>
    <style:style style:name="P6" style:family="paragraph">
      <loext:graphic-properties draw:fill="none" draw:fill-color="#ffffff"/>
      <style:text-properties style:font-name="Liberation Sans" fo:font-size="10pt" style:font-size-asian="10pt" style:font-size-complex="10pt"/>
    </style:style>
    <style:style style:name="P7" style:family="paragraph">
      <style:paragraph-properties fo:text-align="center"/>
      <style:text-properties style:text-line-through-style="none" style:text-line-through-type="none" style:font-name="FreeMono" fo:font-size="12pt" fo:font-style="normal" style:text-underline-style="none" fo:font-weight="normal"/>
    </style:style>
    <style:style style:name="T1" style:family="text"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T2" style:family="text">
      <style:text-properties style:font-name="Liberation Sans" fo:font-size="6pt" fo:font-weight="bold" style:font-size-asian="6pt" style:font-weight-asian="bold" style:font-size-complex="6pt" style:font-weight-complex="bold"/>
    </style:style>
    <style:style style:name="T3" style:family="text">
      <style:text-properties style:font-name="Liberation Sans" fo:font-size="9pt" fo:font-weight="bold" style:font-size-asian="9pt" style:font-weight-asian="bold" style:font-size-complex="9pt" style:font-weight-complex="bold"/>
    </style:style>
    <style:style style:name="T4" style:family="text">
      <style:text-properties style:font-name="Liberation Sans" fo:font-size="9pt" style:font-size-asian="9pt" style:font-size-complex="9pt"/>
    </style:style>
    <style:style style:name="T5" style:family="text">
      <style:text-properties fo:font-size="4pt" style:font-size-asian="4pt" style:font-size-complex="4pt"/>
    </style:style>
    <style:style style:name="T6" style:family="text">
      <style:text-properties style:font-name="Liberation Sans" fo:font-size="4pt" style:font-size-asian="4pt" style:font-size-complex="4pt"/>
    </style:style>
    <style:style style:name="T7" style:family="text">
      <style:text-properties style:font-name="Liberation Sans" fo:font-size="10pt" style:font-size-asian="10pt" style:font-size-complex="10pt"/>
    </style:style>
    <style:style style:name="T8" style:family="text">
      <style:text-properties style:font-name="Liberation Sans" fo:font-size="10pt" fo:font-style="italic" style:font-size-asian="10pt" style:font-style-asian="italic" style:font-size-complex="10pt" style:font-style-complex="italic"/>
    </style:style>
    <style:style style:name="gr1" style:family="graphic">
      <style:graphic-properties draw:textarea-vertical-align="top" fo:background-color="#ffffff" fo:border="none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9.086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office:forms form:automatic-focus="false" form:apply-design-mode="false">
        <form:form form:name="Form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text form:name="irs" form:control-implementation="ooo:com.sun.star.form.component.TextField" xml:id="control1" form:id="control1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isiren" form:control-implementation="ooo:com.sun.star.form.component.TextField" xml:id="control2" form:id="control2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iea0" form:control-implementation="ooo:com.sun.star.form.component.TextField" xml:id="control3" form:id="control3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iea1" form:control-implementation="ooo:com.sun.star.form.component.TextField" xml:id="control4" form:id="control4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iea2" form:control-implementation="ooo:com.sun.star.form.component.TextField" xml:id="control5" form:id="control5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iea3" form:control-implementation="ooo:com.sun.star.form.component.TextField" xml:id="control6" form:id="control6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iea4" form:control-implementation="ooo:com.sun.star.form.component.TextField" xml:id="control7" form:id="control7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icvi0" form:control-implementation="ooo:com.sun.star.form.component.TextField" xml:id="control8" form:id="control8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icvi1" form:control-implementation="ooo:com.sun.star.form.component.TextField" xml:id="control9" form:id="control9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icvi2" form:control-implementation="ooo:com.sun.star.form.component.TextField" xml:id="control10" form:id="control10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icvi3" form:control-implementation="ooo:com.sun.star.form.component.TextField" xml:id="control11" form:id="control11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icvi4" form:control-implementation="ooo:com.sun.star.form.component.TextField" xml:id="control12" form:id="control12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emailiinterpro" form:control-implementation="ooo:com.sun.star.form.component.TextField" xml:id="control13" form:id="control13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iinterpro" form:control-implementation="ooo:com.sun.star.form.component.TextField" xml:id="control14" form:id="control14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ivisa" form:control-implementation="ooo:com.sun.star.form.component.TextField" xml:id="control15" form:id="control15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control text:anchor-type="paragraph" draw:z-index="0" draw:style-name="gr1" draw:text-style-name="P1" svg:width="12.701cm" svg:height="0.6cm" svg:x="7.02cm" svg:y="8.86cm" draw:control="control1"/><draw:control text:anchor-type="paragraph" draw:z-index="1" draw:style-name="gr1" draw:text-style-name="P1" svg:width="9.341cm" svg:height="0.6cm" svg:x="10.222cm" svg:y="11.278cm" draw:control="control2"/><draw:control text:anchor-type="paragraph" draw:z-index="2" draw:style-name="gr1" draw:text-style-name="P2" svg:width="5.636cm" svg:height="0.5cm" svg:x="4.322cm" svg:y="15.961cm" draw:control="control3"/><draw:control text:anchor-type="paragraph" draw:z-index="3" draw:style-name="gr1" draw:text-style-name="P2" svg:width="5.636cm" svg:height="0.5cm" svg:x="4.322cm" svg:y="16.649cm" draw:control="control4"/><draw:control text:anchor-type="paragraph" draw:z-index="4" draw:style-name="gr1" draw:text-style-name="P2" svg:width="5.636cm" svg:height="0.5cm" svg:x="4.322cm" svg:y="17.311cm" draw:control="control5"/><draw:control text:anchor-type="paragraph" draw:z-index="5" draw:style-name="gr1" draw:text-style-name="P2" svg:width="5.636cm" svg:height="0.5cm" svg:x="4.322cm" svg:y="17.999cm" draw:control="control6"/><draw:control text:anchor-type="paragraph" draw:z-index="6" draw:style-name="gr1" draw:text-style-name="P2" svg:width="5.636cm" svg:height="0.5cm" svg:x="4.322cm" svg:y="18.687cm" draw:control="control7"/><draw:control text:anchor-type="paragraph" draw:z-index="7" draw:style-name="gr1" draw:text-style-name="P2" svg:width="4.102cm" svg:height="0.5cm" svg:x="10.275cm" svg:y="15.961cm" draw:control="control8"/><draw:control text:anchor-type="paragraph" draw:z-index="8" draw:style-name="gr1" draw:text-style-name="P2" svg:width="4.102cm" svg:height="0.5cm" svg:x="10.275cm" svg:y="16.644cm" draw:control="control9"/><draw:control text:anchor-type="paragraph" draw:z-index="9" draw:style-name="gr1" draw:text-style-name="P2" svg:width="4.102cm" svg:height="0.5cm" svg:x="10.275cm" svg:y="17.332cm" draw:control="control10"/><draw:control text:anchor-type="paragraph" draw:z-index="10" draw:style-name="gr1" draw:text-style-name="P2" svg:width="4.102cm" svg:height="0.5cm" svg:x="10.275cm" svg:y="17.993cm" draw:control="control11"/><draw:control text:anchor-type="paragraph" draw:z-index="11" draw:style-name="gr1" draw:text-style-name="P2" svg:width="4.102cm" svg:height="0.5cm" svg:x="10.275cm" svg:y="18.681cm" draw:control="control12"/><draw:control text:anchor-type="paragraph" draw:z-index="12" draw:style-name="gr1" draw:text-style-name="P3" svg:width="4.922cm" svg:height="0.6cm" svg:x="14.72cm" svg:y="17.649cm" draw:control="control13"/><draw:frame text:anchor-type="paragraph" draw:z-index="13" draw:name="Shape1" draw:style-name="gr2" draw:text-style-name="P6" svg:width="18.839cm" svg:height="9.087cm" svg:x="1.002cm" svg:y="22.474cm"><draw:text-box><text:p text:style-name="P4"><text:span text:style-name="T1">Avenant au contrat d'inscription Declarvins N° : </text:span></text:p><text:p text:style-name="P4"><text:span text:style-name="T2"/></text:p><text:p text:style-name="P5"><text:span text:style-name="T3">Article 4 – Échanges de données avec l'interface CIEL des douanes</text:span></text:p><text:p text:style-name="P5"><text:span text:style-name="T4">Le déclarant reconnait que l'ensemble des données saisies concernant la DRM sur declarvins.net seront transmis à la D.G.D.D.I via l'application CIEL selon les modalités de la convention entre les douanes et l'interprofession et dans le cadre de la convention d'adhésion à CIEL.</text:span></text:p><text:p text:style-name="P5"><text:span text:style-name="T5"/></text:p><text:p text:style-name="P5"><text:span text:style-name="T3">Article 5 – Cas des entreprises «informatisées» via un logiciel de registre de cave ou de DRM</text:span></text:p><text:p text:style-name="P5"><text:span text:style-name="T4">Le déclarant utilisant un logiciel de registre de caves ou de DRM pourra (sous réserve de la comptabilité technique de son logiciel avec la plateforme interprofessionnelle declarvins.net &amp; sous réserve que son modèle de DRM au sein de son logiciel soit à jour et identique au modèle DRM en ligne sur declarvins.net), transférer sa DRM de son logiciel vers DeclarVins et jusqu'à l'interface CIEL des douanes.</text:span></text:p><text:p text:style-name="P5"><text:span text:style-name="T6"/></text:p><text:p text:style-name="P5"><text:span text:style-name="T3">Article 6 – Responsabilités dans l'échange de données</text:span></text:p><text:p text:style-name="P5"><text:span text:style-name="T4">Le déclarant reste seul et unique responsable du respect des délais et du contenu de la déclaration DRM. L'interprofession référente est responsable de la bonne transmission des données à l'interface CIEL des douanes. La DGDDI est responsable du traitement des données déclarées.</text:span></text:p><text:p text:style-name="P4"><text:span text:style-name="T6"/></text:p><text:p text:style-name="P4"><text:span text:style-name="T7">Fait à <text:s text:c="28"/>, le <text:s text:c="27"/>le bénéficiaire (</text:span><text:span text:style-name="T8">faire précéder la signature de la mention « Lu et approuvé »</text:span><text:span text:style-name="T7">)</text:span></text:p></draw:text-box></draw:frame><draw:control text:anchor-type="paragraph" draw:z-index="14" draw:style-name="gr1" draw:text-style-name="P7" svg:width="4.922cm" svg:height="0.6cm" svg:x="14.72cm" svg:y="16.967cm" draw:control="control14"/><draw:control text:anchor-type="paragraph" draw:z-index="15" draw:style-name="gr1" draw:text-style-name="P1" svg:width="4.922cm" svg:height="0.6cm" svg:x="10.031cm" svg:y="20.507cm" draw:control="control1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FreeMono" svg:font-family="FreeMono" style:font-adornments="Regular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fill-image draw:name="Bitmap_20_1" draw:display-name="Bitmap 1" xlink:href="Pictures/100002010000025200000349EAEE13F5A0A7CB6B.png" xlink:type="simple" xlink:show="embed" xlink:actuate="onLoad"/>
    <draw:fill-image draw:name="convention4" xlink:href="Pictures/1003E5130000521A00007424607246D882C8D43C.sv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cm" fo:margin-bottom="0cm" fo:margin-left="0cm" fo:margin-right="0cm" style:writing-mode="lr-tb" draw:fill="bitmap" draw:fill-image-name="convention4" style:repeat="stretch" draw:fill-image-ref-point="top-left" style:footnote-max-height="0cm">
        <style:background-image xlink:href="Pictures/1003E5130000521A00007424607246D882C8D43C.svg" xlink:type="simple" xlink:actuate="onLoad" style:repeat="stretch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b </meta:initial-creator>
    <meta:creation-date>2016-08-08T16:34:06.833344067</meta:creation-date>
    <dc:date>2018-07-02T11:37:00.735639115</dc:date>
    <meta:editing-duration>PT1H18M46S</meta:editing-duration>
    <meta:editing-cycles>58</meta:editing-cycles>
    <meta:generator>LibreOffice/5.1.6.2$Linux_X86_64 LibreOffice_project/10m0$Build-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